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C00000067C3AF89CDC863F0E3.png" manifest:media-type="image/png"/>
  <manifest:file-entry manifest:full-path="Pictures/100002000000008000000080065B158C93CE54E8.png" manifest:media-type="image/png"/>
  <manifest:file-entry manifest:full-path="Pictures/10000000000002D00000021CADBA919C59472437.jpg" manifest:media-type="image/jpeg"/>
  <manifest:file-entry manifest:full-path="Pictures/1000000000000169000002827561BFA5FF0297B5.png" manifest:media-type="image/png"/>
  <manifest:file-entry manifest:full-path="Pictures/10000201000001FC0000017A1FCA4243F6D44950.png" manifest:media-type="image/png"/>
  <manifest:file-entry manifest:full-path="Pictures/10000000000003430000018B885963AB459C7873.png" manifest:media-type="image/png"/>
  <manifest:file-entry manifest:full-path="Pictures/10000000000002D00000021C9A486A8EDFE5B991.jpg" manifest:media-type="image/jpeg"/>
  <manifest:file-entry manifest:full-path="Pictures/1000000400000087000000B0F02231167A51BCC5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3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resentación día 3</text:span></text:p>
          </draw:text-box>
        </draw:frame>
        <draw:frame draw:name="Subtitle 2" presentation:style-name="pr2" draw:text-style-name="P3" draw:layer="layout" svg:width="17.779cm" svg:height="4.867cm" svg:x="3.81cm" svg:y="6.3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style-name="gr2" draw:text-style-name="P5" draw:layer="layout" svg:width="22.092cm" svg:height="10.45cm" svg:x="2.794cm" svg:y="2.504cm">
          <draw:image xlink:href="Pictures/10000000000003430000018B885963AB459C787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style-name="gr2" draw:text-style-name="P5" draw:layer="layout" svg:width="9.55cm" svg:height="16.985cm" svg:x="3.81cm" svg:y="0.795cm">
          <draw:image xlink:href="Pictures/1000000000000169000002827561BFA5FF0297B5.png" xlink:type="simple" xlink:show="embed" xlink:actuate="onLoad">
            <text:p/>
          </draw:image>
        </draw:frame>
        <draw:frame draw:style-name="gr2" draw:text-style-name="P5" draw:layer="layout" svg:width="9.207cm" svg:height="2.724cm" svg:x="14.669cm" svg:y="0.832cm">
          <draw:image xlink:href="Pictures/100000000000015C00000067C3AF89CDC863F0E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15</meta:editing-cycles>
    <meta:creation-date>2021-01-18T14:31:15.283756298</meta:creation-date>
    <dc:date>2021-01-21T01:24:11.862625424</dc:date>
    <meta:editing-duration>PT2H19M15S</meta:editing-duration>
    <meta:generator>LibreOffice/6.0.7.3$Linux_X86_64 LibreOffice_project/00m0$Build-3</meta:generator>
    <meta:document-statistic meta:object-count="68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